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ubham@sdyan:~/Desktop/profile$ <text:s/>ls</text:p>
      <text:p text:style-name="Standard">new.txt <text:s/>README.md</text:p>
      <text:p text:style-name="Standard">shubham@sdyan:~/Desktop/profile$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new.txt</text:p>
      <text:p text:style-name="Standard"/>
      <text:p text:style-name="Standard">nothing added to commit but untracked files present (use "git add" to track)</text:p>
      <text:p text:style-name="Standard">shubham@sdyan:~/Desktop/profile$ git add new.txt</text:p>
      <text:p text:style-name="Standard">shubham@sdyan:~/Desktop/profile$ git commit -m "my coment"</text:p>
      <text:p text:style-name="Standard">[master 77f2461] my coment</text:p>
      <text:p text:style-name="Standard"><text:s/>Committer: shubham &lt;shubham@sdyan.sdya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1 insertion(+)</text:p>
      <text:p text:style-name="Standard"><text:s/>create mode 100644 new.txt</text:p>
      <text:p text:style-name="Standard">shubham@sdyan:~/Desktop/profile$ git log</text:p>
      <text:p text:style-name="Standard">commit 77f24611e1b7b0f005d09118aefee9fa45453605</text:p>
      <text:p text:style-name="Standard">Author: shubham &lt;shubham@sdyan.sdyan&gt;</text:p>
      <text:p text:style-name="Standard">Date: <text:s text:c="2"/>Tue Jul 9 07:19:23 2019 +0530</text:p>
      <text:p text:style-name="Standard"/>
      <text:p text:style-name="Standard"><text:s text:c="4"/>my coment</text:p>
      <text:p text:style-name="Standard"/>
      <text:p text:style-name="Standard">commit 0d521f69de4c2054c0cfa4ddba3cb3aa0b5a16e1</text:p>
      <text:p text:style-name="Standard">Author: SDyan &lt;52649784+SDyan@users.noreply.github.com&gt;</text:p>
      <text:p text:style-name="Standard">Date: <text:s text:c="2"/>Mon Jul 8 12:41:11 2019 +0530</text:p>
      <text:p text:style-name="Standard"/>
      <text:p text:style-name="Standard"><text:s text:c="4"/>Update README.md</text:p>
      <text:p text:style-name="Standard"/>
      <text:p text:style-name="Standard">commit 6406d74e879b2004b3058ef3d0d7072935a1e52a</text:p>
      <text:p text:style-name="Standard">Author: SDyan &lt;52649784+SDyan@users.noreply.github.com&gt;</text:p>
      <text:p text:style-name="Standard">Date: <text:s text:c="2"/>Mon Jul 8 12:32:23 2019 +0530</text:p>
      <text:p text:style-name="Standard"/>
      <text:p text:style-name="Standard"><text:s text:c="4"/>Initial commit</text:p>
      <text:p text:style-name="Standard">shubham@sdyan:~/Desktop/profile$ git branch mybranch</text:p>
      <text:p text:style-name="Standard">shubham@sdyan:~/Desktop/profile$ git checkout mybranch</text:p>
      <text:p text:style-name="Standard">Switched to branch 'mybranch'</text:p>
      <text:p text:style-name="Standard"><text:soft-page-break/>shubham@sdyan:~/Desktop/profile$ git add first.txt</text:p>
      <text:p text:style-name="Standard">shubham@sdyan:~/Desktop/profile$ git commi -m "chang in first branch"</text:p>
      <text:p text:style-name="Standard">git: 'commi' is not a git command. See 'git --help'.</text:p>
      <text:p text:style-name="Standard"/>
      <text:p text:style-name="Standard">Did you mean one of these?</text:p>
      <text:p text:style-name="Standard"><text:tab/>commit</text:p>
      <text:p text:style-name="Standard"><text:tab/>column</text:p>
      <text:p text:style-name="Standard"><text:tab/>config</text:p>
      <text:p text:style-name="Standard">shubham@sdyan:~/Desktop/profile$ git commit -m "chang in first branch"</text:p>
      <text:p text:style-name="Standard">[mybranch 1704de0] chang in first branch</text:p>
      <text:p text:style-name="Standard"><text:s/>Committer: shubham &lt;shubham@sdyan.sdya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1 insertion(+)</text:p>
      <text:p text:style-name="Standard"><text:s/>create mode 100644 first.txt</text:p>
      <text:p text:style-name="Standard">shubham@sdyan:~/Desktop/profile$ ls</text:p>
      <text:p text:style-name="Standard">first.txt <text:s/>new.txt <text:s/>README.md</text:p>
      <text:p text:style-name="Standard">shubham@sdyan:~/Desktop/profile$ git checkout master</text:p>
      <text:p text:style-name="Standard">Switched to branch 'master'</text:p>
      <text:p text:style-name="Standard">shubham@sdyan:~/Desktop/profile$ ls</text:p>
      <text:p text:style-name="Standard">new.txt <text:s/>README.md</text:p>
      <text:p text:style-name="Standard">shubham@sdyan:~/Desktop/profile$ git mearge mybranch</text:p>
      <text:p text:style-name="Standard">git: 'mearge' is not a git command. See 'git --help'.</text:p>
      <text:p text:style-name="Standard"/>
      <text:p text:style-name="Standard">Did you mean this?</text:p>
      <text:p text:style-name="Standard"><text:tab/>merge</text:p>
      <text:p text:style-name="Standard">shubham@sdyan:~/Desktop/profile$ git merge mybranch</text:p>
      <text:p text:style-name="Standard">Updating 77f2461..1704de0</text:p>
      <text:p text:style-name="Standard">Fast-forward</text:p>
      <text:p text:style-name="Standard"><text:s/>first.txt | 1 +</text:p>
      <text:p text:style-name="Standard"><text:s/>1 file changed, 1 insertion(+)</text:p>
      <text:p text:style-name="Standard"><text:s/>create mode 100644 first.txt</text:p>
      <text:p text:style-name="Standard">shubham@sdyan:~/Desktop/profile$ ls</text:p>
      <text:p text:style-name="Standard">first.txt <text:s/>new.txt <text:s/>README.md</text:p>
      <text:p text:style-name="Standard">shubham@sdyan:~/Desktop/profile$ cat &gt;&gt; first.txt</text:p>
      <text:p text:style-name="Standard">modify file add and commit</text:p>
      <text:p text:style-name="Standard">^C</text:p>
      <text:p text:style-name="Standard">shubham@sdyan:~/Desktop/profile$ git commit -a -m "modify first.txt"</text:p>
      <text:p text:style-name="Standard">[master d862f79] modify first.txt</text:p>
      <text:p text:style-name="Standard"><text:soft-page-break/><text:s/>Committer: shubham &lt;shubham@sdyan.sdya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1 insertion(+)</text:p>
      <text:p text:style-name="Standard">shubham@sdyan:~/Desktop/profile$ cat first.txt</text:p>
      <text:p text:style-name="Standard">kay bee naw pn nahi athawat</text:p>
      <text:p text:style-name="Standard">modify file add and commit</text:p>
      <text:p text:style-name="Standard">shubham@sdyan:~/Desktop/profile$ git checkout master</text:p>
      <text:p text:style-name="Standard">Already on 'master'</text:p>
      <text:p text:style-name="Standard">shubham@sdyan:~/Desktop/profile$ git checkout mybranch</text:p>
      <text:p text:style-name="Standard">Switched to branch 'mybranch'</text:p>
      <text:p text:style-name="Standard">shubham@sdyan:~/Desktop/profile$ cat &gt; second.txt</text:p>
      <text:p text:style-name="Standard">mybranch new text</text:p>
      <text:p text:style-name="Standard">^[c^C</text:p>
      <text:p text:style-name="Standard">shubham@sdyan:~/Desktop/profile$ cat &gt; third.txt</text:p>
      <text:p text:style-name="Standard">third file mybranch</text:p>
      <text:p text:style-name="Standard">^C</text:p>
      <text:p text:style-name="Standard">shubham@sdyan:~/Desktop/profile$ git add -A</text:p>
      <text:p text:style-name="Standard">shubham@sdyan:~/Desktop/profile$ git commit -a -m "add for rebasing"</text:p>
      <text:p text:style-name="Standard">[mybranch e06da88] add for rebasing</text:p>
      <text:p text:style-name="Standard"><text:s/>Committer: shubham &lt;shubham@sdyan.sdya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2 files changed, 2 insertions(+)</text:p>
      <text:p text:style-name="Standard"><text:s/>create mode 100644 second.txt</text:p>
      <text:p text:style-name="Standard"><text:s/>create mode 100644 third.txt</text:p>
      <text:p text:style-name="Standard">shubham@sdyan:~/Desktop/profile$ ls</text:p>
      <text:p text:style-name="Standard">first.txt <text:s/>new.txt <text:s/>README.md <text:s/>second.txt <text:s/>third.txt</text:p>
      <text:p text:style-name="Standard">shubham@sdyan:~/Desktop/profile$ git checkout master</text:p>
      <text:p text:style-name="Standard"><text:soft-page-break/>Switched to branch 'master'</text:p>
      <text:p text:style-name="Standard">shubham@sdyan:~/Desktop/profile$ ls</text:p>
      <text:p text:style-name="Standard">first.txt <text:s/>new.txt <text:s/>README.md</text:p>
      <text:p text:style-name="Standard">shubham@sdyan:~/Desktop/profile$ git rebase mybranch</text:p>
      <text:p text:style-name="Standard">First, rewinding head to replay your work on top of it...</text:p>
      <text:p text:style-name="Standard">Applying: modify first.txt</text:p>
      <text:p text:style-name="Standard">shubham@sdyan:~/Desktop/profile$ ls</text:p>
      <text:p text:style-name="Standard">first.txt <text:s/>new.txt <text:s/>README.md <text:s/>second.txt <text:s/>third.txt</text:p>
      <text:p text:style-name="Standard">shubham@sdyan:~/Desktop/profile$ ssh-keygen</text:p>
      <text:p text:style-name="Standard">Generating public/private rsa key pair.</text:p>
      <text:p text:style-name="Standard">Enter file in which to save the key (/home/shubham/.ssh/id_rsa): </text:p>
      <text:p text:style-name="Standard">Enter passphrase (empty for no passphrase): </text:p>
      <text:p text:style-name="Standard">Enter same passphrase again: </text:p>
      <text:p text:style-name="Standard">Your identification has been saved in /home/shubham/.ssh/id_rsa.</text:p>
      <text:p text:style-name="Standard">Your public key has been saved in /home/shubham/.ssh/id_rsa.pub.</text:p>
      <text:p text:style-name="Standard">The key fingerprint is:</text:p>
      <text:p text:style-name="Standard">SHA256:2XHaVguTYqk6Ee/MeDH3vT4b/2VrZSccGSvaGX/lLiQ shubham@sdyan</text:p>
      <text:p text:style-name="Standard">The key's randomart image is:</text:p>
      <text:p text:style-name="Standard">+---[RSA 2048]----+</text:p>
      <text:p text:style-name="Standard">| <text:s text:c="16"/>|</text:p>
      <text:p text:style-name="Standard">| <text:s text:c="10"/>. .. <text:s/>|</text:p>
      <text:p text:style-name="Standard">| <text:s text:c="5"/>. <text:s text:c="2"/>= = .+ |</text:p>
      <text:p text:style-name="Standard">| <text:s text:c="6"/>o = *o++..|</text:p>
      <text:p text:style-name="Standard">| <text:s text:c="5"/>. S +oo*.o.|</text:p>
      <text:p text:style-name="Standard">| <text:s text:c="6"/>B +.oE.= *|</text:p>
      <text:p text:style-name="Standard">| <text:s text:c="5"/>+ = <text:s text:c="2"/>.oo==|</text:p>
      <text:p text:style-name="Standard">| <text:s text:c="6"/>o <text:s text:c="5"/>o*+|</text:p>
      <text:p text:style-name="Standard">| <text:s text:c="12"/>.==+|</text:p>
      <text:p text:style-name="Standard">+----[SHA256]-----+</text:p>
      <text:p text:style-name="Standard">shubham@sdyan:~/Desktop/profile$ cat/home/shubham/.ssh/id_rsa.pub.</text:p>
      <text:p text:style-name="Standard">bash: cat/home/shubham/.ssh/id_rsa.pub.: No such file or directory</text:p>
      <text:p text:style-name="Standard">shubham@sdyan:~/Desktop/profile$ cat /home/shubham/.ssh/id_rsa.pub.</text:p>
      <text:p text:style-name="Standard">cat: /home/shubham/.ssh/id_rsa.pub.: No such file or directory</text:p>
      <text:p text:style-name="Standard">shubham@sdyan:~/Desktop/profile$ cat /home/shubham/.ssh/id_rsa.pub</text:p>
      <text:p text:style-name="Standard">ssh-rsa AAAAB3NzaC1yc2EAAAADAQABAAABAQDgFkBwpHGWjYUcE432EJn/NptjWBPc7E33zHCYOVKHLaUi9d4X53KeFhkSRqpOwEg3hjQROkovmE+iZHy8DA0XJDphzcOs/YDE1QI5xLogNmxgwbtJYtomVt1rkXynvlItzOf9CFwPuZ8p/y8olC4SFMLBheRjg7HP3PoawYwjV2vZvOixq47m2rIBWt/UsUmn7nRXoP8aCBtSqZEncyFqd7c1KMfP6S5RX1JeM4rQPPyTXGYz6Yw3JPrSkR3fUBPyjQ4+F5qJ4EUpgSJNPPtR4oJ0YaWSHuak/kzMktyXO38fpQPD4VCjeNzLxzJdQhn1WLge4J9Zu7kDvy/oTVnB shubham@sdyan</text:p>
      <text:p text:style-name="Standard">shubham@sdyan:~/Desktop/profile$ ssh -T git@github.com</text:p>
      <text:p text:style-name="Standard">The authenticity of host 'github.com (13.234.210.38)' can't be established.</text:p>
      <text:p text:style-name="Standard">RSA key fingerprint is SHA256:nThbg6kXUpJWGl7E1IGOCspRomTxdCARLviKw6E5SY8.</text:p>
      <text:p text:style-name="Standard">Are you sure you want to continue connecting (yes/no)? y</text:p>
      <text:p text:style-name="Standard">Please type 'yes' or 'no': yes</text:p>
      <text:p text:style-name="Standard">Warning: Permanently added 'github.com,13.234.210.38' (RSA) to the list of known hosts.</text:p>
      <text:p text:style-name="Standard">Hi SDyan! You've successfully authenticated, but GitHub does not provide shell access.</text:p>
      <text:p text:style-name="Standard">shubham@sdyan:~/Desktop/profile$ ssh -T git@github.com</text:p>
      <text:p text:style-name="Standard"><text:soft-page-break/>Hi SDyan! You've successfully authenticated, but GitHub does not provide shell access.</text:p>
      <text:p text:style-name="Standard">shubham@sdyan:~/Desktop/profile$ git checkout mybranch</text:p>
      <text:p text:style-name="Standard">Switched to branch 'mybranch'</text:p>
      <text:p text:style-name="Standard">shubham@sdyan:~/Desktop/profile$ git push origin mybranch</text:p>
      <text:p text:style-name="Standard">Username for 'https://github.com': shubham</text:p>
      <text:p text:style-name="Standard">Password for 'https://shubham@github.com': </text:p>
      <text:p text:style-name="Standard">remote: Invalid username or password.</text:p>
      <text:p text:style-name="Standard">fatal: Authentication failed for 'https://github.com/SDyan/sd-git.git/'</text:p>
      <text:p text:style-name="Standard">shubham@sdyan:~/Desktop/profile$ git push origin mybranch</text:p>
      <text:p text:style-name="Standard">Username for 'https://github.com': shubham</text:p>
      <text:p text:style-name="Standard">Password for 'https://shubham@github.com': </text:p>
      <text:p text:style-name="Standard">remote: Invalid username or password.</text:p>
      <text:p text:style-name="Standard">fatal: Authentication failed for 'https://github.com/SDyan/sd-git.git/'</text:p>
      <text:p text:style-name="Standard">shubham@sdyan:~/Desktop/profile$ git push origin mybranch</text:p>
      <text:p text:style-name="Standard">Username for 'https://github.com': SDyan</text:p>
      <text:p text:style-name="Standard">Password for 'https://SDyan@github.com': </text:p>
      <text:p text:style-name="Standard">Counting objects: 10, done.</text:p>
      <text:p text:style-name="Standard">Compressing objects: 100% (6/6), done.</text:p>
      <text:p text:style-name="Standard">Writing objects: 100% (10/10), 891 bytes | 0 bytes/s, done.</text:p>
      <text:p text:style-name="Standard">Total 10 (delta 1), reused 0 (delta 0)</text:p>
      <text:p text:style-name="Standard">remote: Resolving deltas: 100% (1/1), done.</text:p>
      <text:p text:style-name="Standard">remote: </text:p>
      <text:p text:style-name="Standard">remote: Create a pull request for 'mybranch' on GitHub by visiting:</text:p>
      <text:p text:style-name="Standard">remote: <text:s text:c="5"/>https://github.com/SDyan/sd-git/pull/new/mybranch</text:p>
      <text:p text:style-name="Standard">remote: </text:p>
      <text:p text:style-name="Standard">To https://github.com/SDyan/sd-git.git</text:p>
      <text:p text:style-name="Standard"><text:s/>* [new branch] <text:s text:c="5"/>mybranch -&gt; mybranch</text:p>
      <text:p text:style-name="Standard">shubham@sdyan:~/Desktop/profile$ git checkout master</text:p>
      <text:p text:style-name="Standard">Switched to branch 'master'</text:p>
      <text:p text:style-name="Standard">shubham@sdyan:~/Desktop/profile$ git push origin master</text:p>
      <text:p text:style-name="Standard">Username for 'https://github.com': SDyan</text:p>
      <text:p text:style-name="Standard">Password for 'https://SDyan@github.com': </text:p>
      <text:p text:style-name="Standard">Counting objects: 3, done.</text:p>
      <text:p text:style-name="Standard">Compressing objects: 100% (3/3), done.</text:p>
      <text:p text:style-name="Standard">Writing objects: 100% (3/3), 310 bytes | 0 bytes/s, done.</text:p>
      <text:p text:style-name="Standard">Total 3 (delta 1), reused 0 (delta 0)</text:p>
      <text:p text:style-name="Standard">remote: Resolving deltas: 100% (1/1), completed with 1 local object.</text:p>
      <text:p text:style-name="Standard">To https://github.com/SDyan/sd-git.git</text:p>
      <text:p text:style-name="Standard"><text:s text:c="3"/>0d521f6..fd1661a <text:s/>master -&gt; master</text:p>
      <text:p text:style-name="Standard">shubham@sdyan:~/Desktop/profil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6.1.0.3$Linux_X86_64 LibreOffice_project/10$Build-3</meta:generator>
    <dc:date>2019-07-09T10:42:46.907145184</dc:date>
    <meta:editing-duration>PT58S</meta:editing-duration>
    <meta:editing-cycles>1</meta:editing-cycles>
    <meta:document-statistic meta:table-count="0" meta:image-count="0" meta:object-count="0" meta:page-count="5" meta:paragraph-count="205" meta:word-count="1046" meta:character-count="8876" meta:non-whitespace-character-count="7862"/>
  </office:meta>
</office:document-meta>
</file>